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ca2" officeooo:paragraph-rsid="00072ca2"/>
    </style:style>
    <style:style style:name="T1" style:family="text">
      <style:text-properties officeooo:rsid="000917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ank you very much for your comments <text:span text:style-name="T1">and for approving our study for publication</text:span>. <text:s/>We have addressed all remaining concerns, but please let us know if <text:span text:style-name="T1">we overlooked anything or if anything else needs to be adjusted</text:span>. <text:s/>Thank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22:44:17.797172596</meta:creation-date>
    <dc:date>2021-03-23T22:59:17.738458293</dc:date>
    <meta:editing-duration>PT5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8" meta:character-count="225" meta:non-whitespace-character-count="186"/>
  </office:meta>
</office:document-meta>
</file>